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20b30c" officeooo:paragraph-rsid="0020b30c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336313" officeooo:paragraph-rsid="0034503e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47a147" officeooo:paragraph-rsid="0047a147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47a147" officeooo:paragraph-rsid="004b0181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3fc1ec" officeooo:paragraph-rsid="003fc1e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db34a" officeooo:paragraph-rsid="001db34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336313" officeooo:paragraph-rsid="0033631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3d0a6c" officeooo:paragraph-rsid="003d0a6c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fc1ec" officeooo:paragraph-rsid="003fc1e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52b6f2" officeooo:paragraph-rsid="0052b6f2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cfc8a" officeooo:paragraph-rsid="001cfc8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db34a" officeooo:paragraph-rsid="001f37eb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0b30c" officeooo:paragraph-rsid="0020b30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d0a6c" officeooo:paragraph-rsid="003d0a6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eb541" officeooo:paragraph-rsid="003d0a6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fc1ec" officeooo:paragraph-rsid="003fc1e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aea05" officeooo:paragraph-rsid="002aea0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2bc8c5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200%" fo:text-align="start" style:justify-single-word="false"/>
      <style:text-properties style:font-name="Liberation Sans" fo:font-size="12pt" fo:font-weight="bold" officeooo:rsid="002bc8c5" officeooo:paragraph-rsid="0051974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2bc8c5" officeooo:paragraph-rsid="002bc8c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200%" fo:text-align="start" style:justify-single-word="false"/>
      <style:text-properties style:font-name="Liberation Sans" fo:font-size="12pt" fo:font-weight="normal" officeooo:rsid="00501289" officeooo:paragraph-rsid="0050128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db34a" officeooo:paragraph-rsid="001db34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0b30c" officeooo:paragraph-rsid="0020b30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37eb" officeooo:paragraph-rsid="0034503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f37eb" officeooo:paragraph-rsid="0020656e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32137c" officeooo:paragraph-rsid="0032137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26fac" officeooo:paragraph-rsid="00426fa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26fac" officeooo:paragraph-rsid="0045a68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26fac" officeooo:paragraph-rsid="00434f4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7a147" officeooo:paragraph-rsid="0047a14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7a147" officeooo:paragraph-rsid="004b018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7fcb5" officeooo:paragraph-rsid="004ca4d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4ca4d7" officeooo:paragraph-rsid="004ca4d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line-height="200%" fo:text-align="start" style:justify-single-word="false"/>
      <style:text-properties style:font-name="Liberation Sans" fo:font-size="12pt" fo:font-style="italic" fo:font-weight="normal" officeooo:rsid="00501289" officeooo:paragraph-rsid="00501289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style="italic" fo:font-weight="normal" officeooo:rsid="001f37eb" officeooo:paragraph-rsid="001f37eb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349db" officeooo:paragraph-rsid="0020b30c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36313" officeooo:paragraph-rsid="00336313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36313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4503e" officeooo:paragraph-rsid="0034503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4d9b03" officeooo:paragraph-rsid="003fc1ec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c71b3" officeooo:paragraph-rsid="001c71b3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4pt" fo:font-weight="normal" officeooo:rsid="001c71b3" officeooo:paragraph-rsid="001c71b3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officeooo:paragraph-rsid="0034503e"/>
    </style:style>
    <style:style style:name="P48" style:family="paragraph" style:parent-style-name="Standard">
      <style:paragraph-properties fo:text-align="justify" style:justify-single-word="false"/>
      <style:text-properties officeooo:paragraph-rsid="0051ae4a"/>
    </style:style>
    <style:style style:name="P49" style:family="paragraph" style:parent-style-name="Standard">
      <style:paragraph-properties fo:text-align="justify" style:justify-single-word="false"/>
      <style:text-properties fo:font-style="italic" fo:font-weight="bold" officeooo:paragraph-rsid="001f37eb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rsid="0020656e" officeooo:paragraph-rsid="0020656e"/>
    </style:style>
    <style:style style:name="P51" style:family="paragraph" style:parent-style-name="Standard">
      <style:paragraph-properties fo:text-align="justify" style:justify-single-word="false"/>
      <style:text-properties officeooo:rsid="0020656e" officeooo:paragraph-rsid="00315174"/>
    </style:style>
    <style:style style:name="P52" style:family="paragraph" style:parent-style-name="Standard">
      <style:paragraph-properties fo:text-align="justify" style:justify-single-word="false"/>
      <style:text-properties officeooo:rsid="0020656e" officeooo:paragraph-rsid="0032137c"/>
    </style:style>
    <style:style style:name="P53" style:family="paragraph" style:parent-style-name="Standard">
      <style:paragraph-properties fo:text-align="justify" style:justify-single-word="false"/>
      <style:text-properties officeooo:rsid="00368c3a" officeooo:paragraph-rsid="00368c3a"/>
    </style:style>
    <style:style style:name="P54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Mono" fo:font-size="12pt" fo:font-style="normal" fo:font-weight="normal" officeooo:rsid="002349db" officeooo:paragraph-rsid="00248ce0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 fo:break-before="page"/>
      <style:text-properties style:font-name="Liberation Sans" fo:font-size="12pt" fo:font-weight="bold" officeooo:rsid="001cfc8a" officeooo:paragraph-rsid="001cfc8a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line-height="200%" fo:text-align="center" style:justify-single-word="false" fo:break-before="page"/>
      <style:text-properties style:font-name="Liberation Sans" fo:font-size="14pt" fo:font-weight="bold" officeooo:rsid="001ce97e" officeooo:paragraph-rsid="001ce97e" style:font-size-asian="12.25pt" style:font-weight-asian="bold" style:font-size-complex="14pt" style:font-weight-complex="bold"/>
    </style:style>
    <style:style style:name="P59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1cfc8a" officeooo:paragraph-rsid="001cfc8a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53845b" officeooo:paragraph-rsid="0053845b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1db34a" officeooo:paragraph-rsid="001db34a" style:font-size-asian="10.5pt" style:font-weight-asian="normal" style:font-size-complex="12pt" style:font-weight-complex="normal"/>
    </style:style>
    <style:style style:name="P63" style:family="paragraph" style:parent-style-name="Standard" style:list-style-name="L6">
      <style:paragraph-properties fo:text-align="justify" style:justify-single-word="false"/>
      <style:text-properties style:font-name="Liberation Sans" fo:font-size="12pt" fo:font-weight="normal" officeooo:rsid="00434f41" officeooo:paragraph-rsid="00434f41" style:font-size-asian="10.5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justify" style:justify-single-word="false"/>
      <style:text-properties style:font-name="Liberation Sans" fo:font-size="12pt" fo:font-style="normal" fo:font-weight="normal" officeooo:rsid="00368c3a" officeooo:paragraph-rsid="00368c3a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4d9b03" officeooo:paragraph-rsid="003fc1ec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db34a" officeooo:paragraph-rsid="001db34a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d0a6c" officeooo:paragraph-rsid="0047a147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3eb541" officeooo:paragraph-rsid="003d0a6c" style:font-size-asian="10.5pt" style:font-weight-asian="bold" style:font-size-complex="12pt" style:font-weight-complex="bold"/>
    </style:style>
    <style:style style:name="P69" style:family="paragraph" style:parent-style-name="Standard" style:list-style-name="L1">
      <style:paragraph-properties fo:text-align="justify" style:justify-single-word="false"/>
      <style:text-properties style:font-name="Liberation Mono" fo:font-size="12pt" fo:font-weight="normal" officeooo:rsid="001cfc8a" officeooo:paragraph-rsid="0053845b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Mono" fo:font-size="12pt" fo:font-weight="normal" officeooo:rsid="001f37eb" officeooo:paragraph-rsid="001f37eb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justify" style:justify-single-word="false"/>
      <style:text-properties officeooo:rsid="00353ae6" officeooo:paragraph-rsid="00353ae6"/>
    </style:style>
    <style:style style:name="P72" style:family="paragraph" style:parent-style-name="Standard" style:list-style-name="L3">
      <style:paragraph-properties fo:text-align="justify" style:justify-single-word="false"/>
      <style:text-properties officeooo:paragraph-rsid="0034503e"/>
    </style:style>
    <style:style style:name="P73" style:family="paragraph" style:parent-style-name="Standard" style:list-style-name="L4">
      <style:paragraph-properties fo:text-align="justify" style:justify-single-word="false"/>
      <style:text-properties fo:font-weight="normal" officeooo:rsid="00434f41" officeooo:paragraph-rsid="00434f41" style:font-weight-asian="normal" style:font-weight-complex="normal"/>
    </style:style>
    <style:style style:name="P74" style:family="paragraph" style:parent-style-name="Standard" style:list-style-name="L4">
      <style:paragraph-properties fo:text-align="justify" style:justify-single-word="false"/>
      <style:text-properties fo:font-weight="normal" officeooo:rsid="00434f41" officeooo:paragraph-rsid="0047a147" style:font-weight-asian="normal" style:font-weight-complex="normal"/>
    </style:style>
    <style:style style:name="P75" style:family="paragraph" style:parent-style-name="Standard" style:list-style-name="L6">
      <style:paragraph-properties fo:text-align="justify" style:justify-single-word="false"/>
      <style:text-properties fo:font-weight="normal" officeooo:rsid="00434f41" officeooo:paragraph-rsid="0047c625" style:font-weight-asian="normal" style:font-weight-complex="normal"/>
    </style:style>
    <style:style style:name="P76" style:family="paragraph" style:parent-style-name="Standard" style:list-style-name="L5">
      <style:paragraph-properties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77" style:family="paragraph" style:parent-style-name="Standard" style:list-style-name="L5">
      <style:paragraph-properties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78" style:family="paragraph" style:parent-style-name="Standard" style:list-style-name="L6">
      <style:paragraph-properties fo:text-align="justify" style:justify-single-word="false"/>
      <style:text-properties fo:font-weight="normal" officeooo:rsid="0045a684" officeooo:paragraph-rsid="0047c625" style:font-weight-asian="normal" style:font-weight-complex="normal"/>
    </style:style>
    <style:style style:name="P79" style:family="paragraph" style:parent-style-name="Standard" style:list-style-name="L6">
      <style:paragraph-properties fo:text-align="justify" style:justify-single-word="false"/>
      <style:text-properties fo:font-weight="normal" officeooo:rsid="0045a684" officeooo:paragraph-rsid="0045a684" style:font-weight-asian="normal" style:font-weight-complex="normal"/>
    </style:style>
    <style:style style:name="P80" style:family="paragraph" style:parent-style-name="Standard" style:list-style-name="L8">
      <style:paragraph-properties fo:text-align="justify" style:justify-single-word="false"/>
      <style:text-properties fo:font-weight="normal" officeooo:rsid="00578109" officeooo:paragraph-rsid="00578109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weight="normal" officeooo:rsid="001db34a" officeooo:paragraph-rsid="001db34a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weight="bold" officeooo:rsid="001db34a" officeooo:paragraph-rsid="001db34a" style:font-weight-asian="bold" style:font-weight-complex="bold"/>
    </style:style>
    <style:style style:name="T1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1f37eb" style:font-size-asian="10.5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20656e" style:font-size-asian="10.5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2680b5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2e1840" style:font-size-asian="10.5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2e88f3" style:font-size-asian="10.5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fbfab" style:font-size-asian="10.5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315174" style:font-size-asian="10.5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32137c" style:font-size-asian="10.5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334edf" style:font-size-asian="10.5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336313" style:font-size-asian="10.5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47a147" style:font-size-asian="10.5pt" style:font-weight-asian="normal" style:font-size-complex="12pt" style:font-weight-complex="normal"/>
    </style:style>
    <style:style style:name="T13" style:family="text">
      <style:text-properties style:font-name="Liberation Sans" fo:font-size="12pt" style:font-size-asian="10.5pt" style:font-size-complex="12pt"/>
    </style:style>
    <style:style style:name="T14" style:family="text">
      <style:text-properties style:font-name="Liberation Sans" fo:font-size="12pt" officeooo:rsid="001f37eb" style:font-size-asian="10.5pt" style:font-size-complex="12pt"/>
    </style:style>
    <style:style style:name="T15" style:family="text">
      <style:text-properties style:font-name="Liberation Sans" fo:font-size="12pt" officeooo:rsid="0020656e" style:font-size-asian="10.5pt" style:font-size-complex="12pt"/>
    </style:style>
    <style:style style:name="T16" style:family="text">
      <style:text-properties style:font-name="Liberation Sans" fo:font-size="12pt" officeooo:rsid="0021b23e" style:font-size-asian="10.5pt" style:font-size-complex="12pt"/>
    </style:style>
    <style:style style:name="T17" style:family="text">
      <style:text-properties style:font-name="Liberation Sans" fo:font-size="12pt" officeooo:rsid="00277d4d" style:font-size-asian="10.5pt" style:font-size-complex="12pt"/>
    </style:style>
    <style:style style:name="T18" style:family="text">
      <style:text-properties style:font-name="Liberation Sans" fo:font-size="12pt" officeooo:rsid="0032137c" style:font-size-asian="10.5pt" style:font-size-complex="12pt"/>
    </style:style>
    <style:style style:name="T19" style:family="text">
      <style:text-properties style:font-name="Liberation Sans" fo:font-size="12pt" officeooo:rsid="001db34a" style:font-size-asian="10.5pt" style:font-size-complex="12pt"/>
    </style:style>
    <style:style style:name="T20" style:family="text">
      <style:text-properties style:font-name="Liberation Sans" fo:font-size="12pt" officeooo:rsid="003eb541" style:font-size-asian="10.5pt" style:font-size-complex="12pt"/>
    </style:style>
    <style:style style:name="T21" style:family="text">
      <style:text-properties style:font-name="Liberation Sans" fo:font-size="12pt" officeooo:rsid="00434f41" style:font-size-asian="10.5pt" style:font-size-complex="12pt"/>
    </style:style>
    <style:style style:name="T22" style:family="text">
      <style:text-properties style:font-name="Liberation Sans" fo:font-size="12pt" officeooo:rsid="0047a147" style:font-size-asian="10.5pt" style:font-size-complex="12pt"/>
    </style:style>
    <style:style style:name="T23" style:family="text">
      <style:text-properties style:font-name="Liberation Sans" fo:font-size="12pt" officeooo:rsid="0047c625" style:font-size-asian="10.5pt" style:font-size-complex="12pt"/>
    </style:style>
    <style:style style:name="T24" style:family="text">
      <style:text-properties style:font-name="Liberation Sans" fo:font-size="12pt" officeooo:rsid="0045a684" style:font-size-asian="10.5pt" style:font-size-complex="12pt"/>
    </style:style>
    <style:style style:name="T25" style:family="text">
      <style:text-properties style:font-name="Liberation Sans" fo:font-size="12pt" officeooo:rsid="0047fcb5" style:font-size-asian="10.5pt" style:font-size-complex="12pt"/>
    </style:style>
    <style:style style:name="T26" style:family="text">
      <style:text-properties style:font-name="Liberation Sans" fo:font-size="12pt" officeooo:rsid="00496d56" style:font-size-asian="10.5pt" style:font-size-complex="12pt"/>
    </style:style>
    <style:style style:name="T27" style:family="text">
      <style:text-properties style:font-name="Liberation Sans" fo:font-size="12pt" officeooo:rsid="0049d353" style:font-size-asian="10.5pt" style:font-size-complex="12pt"/>
    </style:style>
    <style:style style:name="T28" style:family="text">
      <style:text-properties style:font-name="Liberation Sans" fo:font-size="12pt" officeooo:rsid="004b0181" style:font-size-asian="10.5pt" style:font-size-complex="12pt"/>
    </style:style>
    <style:style style:name="T29" style:family="text">
      <style:text-properties style:font-name="Liberation Sans" fo:font-size="12pt" officeooo:rsid="004bb7c2" style:font-size-asian="10.5pt" style:font-size-complex="12pt"/>
    </style:style>
    <style:style style:name="T30" style:family="text">
      <style:text-properties style:font-name="Liberation Sans" fo:font-size="12pt" officeooo:rsid="004ca4d7" style:font-size-asian="10.5pt" style:font-size-complex="12pt"/>
    </style:style>
    <style:style style:name="T31" style:family="text">
      <style:text-properties style:font-name="Liberation Sans" fo:font-size="12pt" officeooo:rsid="004d9b03" style:font-size-asian="10.5pt" style:font-size-complex="12pt"/>
    </style:style>
    <style:style style:name="T32" style:family="text">
      <style:text-properties style:font-name="Liberation Sans" fo:font-size="12pt" officeooo:rsid="00578109" style:font-size-asian="10.5pt" style:font-size-complex="12pt"/>
    </style:style>
    <style:style style:name="T33" style:family="text">
      <style:text-properties style:font-name="Liberation Sans" fo:font-size="12pt" officeooo:rsid="0057effd" style:font-size-asian="10.5pt" style:font-size-complex="12pt"/>
    </style:style>
    <style:style style:name="T34" style:family="text">
      <style:text-properties style:font-name="Liberation Sans" fo:font-size="12pt" officeooo:rsid="00583b1b" style:font-size-asian="10.5pt" style:font-size-complex="12pt"/>
    </style:style>
    <style:style style:name="T35" style:family="text">
      <style:text-properties style:font-name="Liberation Sans" fo:font-size="12pt" fo:font-style="italic" style:font-size-asian="10.5pt" style:font-style-asian="italic" style:font-size-complex="12pt" style:font-style-complex="italic"/>
    </style:style>
    <style:style style:name="T36" style:family="text">
      <style:text-properties style:font-name="Liberation Sans" fo:font-size="12pt" fo:font-style="italic" officeooo:rsid="0021b23e" style:font-size-asian="10.5pt" style:font-style-asian="italic" style:font-size-complex="12pt" style:font-style-complex="italic"/>
    </style:style>
    <style:style style:name="T37" style:family="text">
      <style:text-properties style:font-name="Liberation Sans" fo:font-size="12pt" fo:font-style="italic" officeooo:rsid="002349db" style:font-size-asian="10.5pt" style:font-style-asian="italic" style:font-size-complex="12pt" style:font-style-complex="italic"/>
    </style:style>
    <style:style style:name="T38" style:family="text">
      <style:text-properties style:font-name="Liberation Sans" fo:font-size="12pt" fo:font-style="italic" officeooo:rsid="00277d4d" style:font-size-asian="10.5pt" style:font-style-asian="italic" style:font-size-complex="12pt" style:font-style-complex="italic"/>
    </style:style>
    <style:style style:name="T39" style:family="text">
      <style:text-properties style:font-name="Liberation Sans" fo:font-size="12pt" fo:font-style="italic" officeooo:rsid="0049d353" style:font-size-asian="10.5pt" style:font-style-asian="italic" style:font-size-complex="12pt" style:font-style-complex="italic"/>
    </style:style>
    <style:style style:name="T40" style:family="text">
      <style:text-properties style:font-name="Liberation Sans" fo:font-size="12pt" fo:font-style="italic" officeooo:rsid="004bb7c2" style:font-size-asian="10.5pt" style:font-style-asian="italic" style:font-size-complex="12pt" style:font-style-complex="italic"/>
    </style:style>
    <style:style style:name="T41" style:family="text">
      <style:text-properties style:font-name="Liberation Sans" fo:font-size="12pt" fo:font-style="italic" officeooo:rsid="004bf6d3" style:font-size-asian="10.5pt" style:font-style-asian="italic" style:font-size-complex="12pt" style:font-style-complex="italic"/>
    </style:style>
    <style:style style:name="T42" style:family="text">
      <style:text-properties style:font-name="Liberation Sans" fo:font-size="12pt" fo:font-style="italic" officeooo:rsid="004d9b03" style:font-size-asian="10.5pt" style:font-style-asian="italic" style:font-size-complex="12pt" style:font-style-complex="italic"/>
    </style:style>
    <style:style style:name="T43" style:family="text">
      <style:text-properties style:font-name="Liberation Sans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" fo:font-size="12pt" fo:font-style="normal" style:font-size-asian="10.5pt" style:font-style-asian="normal" style:font-size-complex="12pt" style:font-style-complex="normal"/>
    </style:style>
    <style:style style:name="T45" style:family="text">
      <style:text-properties style:font-name="Liberation Sans" fo:font-size="12pt" fo:font-style="normal" officeooo:rsid="0021b23e" style:font-size-asian="10.5pt" style:font-style-asian="normal" style:font-size-complex="12pt" style:font-style-complex="normal"/>
    </style:style>
    <style:style style:name="T46" style:family="text">
      <style:text-properties style:font-name="Liberation Sans" fo:font-size="12pt" fo:font-style="normal" officeooo:rsid="002349db" style:font-size-asian="10.5pt" style:font-style-asian="normal" style:font-size-complex="12pt" style:font-style-complex="normal"/>
    </style:style>
    <style:style style:name="T47" style:family="text">
      <style:text-properties style:font-name="Liberation Sans" fo:font-size="12pt" fo:font-style="normal" officeooo:rsid="0034503e" style:font-size-asian="10.5pt" style:font-style-asian="normal" style:font-size-complex="12pt" style:font-style-complex="normal"/>
    </style:style>
    <style:style style:name="T48" style:family="text">
      <style:text-properties style:font-name="Liberation Sans" fo:font-size="12pt" fo:font-style="normal" officeooo:rsid="00353ae6" style:font-size-asian="10.5pt" style:font-style-asian="normal" style:font-size-complex="12pt" style:font-style-complex="normal"/>
    </style:style>
    <style:style style:name="T49" style:family="text">
      <style:text-properties style:font-name="Liberation Sans" fo:font-size="12pt" fo:font-style="normal" officeooo:rsid="0049d353" style:font-size-asian="10.5pt" style:font-style-asian="normal" style:font-size-complex="12pt" style:font-style-complex="normal"/>
    </style:style>
    <style:style style:name="T50" style:family="text">
      <style:text-properties style:font-name="Liberation Sans" fo:font-size="12pt" fo:font-style="normal" officeooo:rsid="004bb7c2" style:font-size-asian="10.5pt" style:font-style-asian="normal" style:font-size-complex="12pt" style:font-style-complex="normal"/>
    </style:style>
    <style:style style:name="T51" style:family="text">
      <style:text-properties style:font-name="Liberation Sans" fo:font-size="12pt" fo:font-style="normal" officeooo:rsid="004bf6d3" style:font-size-asian="10.5pt" style:font-style-asian="normal" style:font-size-complex="12pt" style:font-style-complex="normal"/>
    </style:style>
    <style:style style:name="T52" style:family="text">
      <style:text-properties style:font-name="Liberation Sans" fo:font-size="12pt" fo:font-style="normal" officeooo:rsid="004d9b03" style:font-size-asian="10.5pt" style:font-style-asian="normal" style:font-size-complex="12pt" style:font-style-complex="normal"/>
    </style:style>
    <style:style style:name="T53" style:family="text">
      <style:text-properties style:font-name="Liberation Sans" fo:font-size="12pt" fo:font-style="normal" officeooo:rsid="004e1b8b" style:font-size-asian="10.5pt" style:font-style-asian="normal" style:font-size-complex="12pt" style:font-style-complex="normal"/>
    </style:style>
    <style:style style:name="T54" style:family="text">
      <style:text-properties style:font-name="Liberation Sans" fo:font-size="12pt" fo:font-style="normal" officeooo:rsid="00578109" style:font-size-asian="10.5pt" style:font-style-asian="normal" style:font-size-complex="12pt" style:font-style-complex="normal"/>
    </style:style>
    <style:style style:name="T55" style:family="text">
      <style:text-properties style:font-name="Liberation Sans" fo:font-size="12pt" fo:font-style="normal" style:text-underline-style="none" officeooo:rsid="00329d3c" style:font-size-asian="10.5pt" style:font-style-asian="normal" style:font-size-complex="12pt" style:font-style-complex="normal"/>
    </style:style>
    <style:style style:name="T56" style:family="text">
      <style:text-properties style:font-name="Liberation Sans" fo:font-size="12pt" fo:font-style="normal" style:text-underline-style="none" officeooo:rsid="00336313" style:font-size-asian="10.5pt" style:font-style-asian="normal" style:font-size-complex="12pt" style:font-style-complex="normal"/>
    </style:style>
    <style:style style:name="T57" style:family="text">
      <style:text-properties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ans" fo:font-size="12pt" fo:font-style="normal" fo:font-weight="normal" officeooo:rsid="0034503e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" fo:font-size="12pt" fo:font-style="normal" fo:font-weight="normal" officeooo:rsid="00368c3a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iberation Sans" fo:font-size="12pt" fo:font-style="normal" fo:font-weight="normal" officeooo:rsid="0038591c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iberation Sans" fo:font-size="12pt" fo:font-style="normal" fo:font-weight="normal" officeooo:rsid="0039455c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ans" fo:font-size="12pt" fo:font-style="normal" fo:font-weight="normal" officeooo:rsid="0045a684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Liberation Sans" fo:font-size="12pt" fo:font-style="normal" fo:font-weight="bold" officeooo:rsid="004d9b03" style:font-size-asian="10.5pt" style:font-style-asian="normal" style:font-weight-asian="bold" style:font-size-complex="12pt" style:font-style-complex="normal" style:font-weight-complex="bold"/>
    </style:style>
    <style:style style:name="T64" style:family="text">
      <style:text-properties style:font-name="Liberation Sans" fo:font-size="12pt" fo:font-style="normal" fo:font-weight="bold" officeooo:rsid="0051ae4a" style:font-size-asian="10.5pt" style:font-style-asian="normal" style:font-weight-asian="bold" style:font-size-complex="12pt" style:font-style-complex="normal" style:font-weight-complex="bold"/>
    </style:style>
    <style:style style:name="T65" style:family="text">
      <style:text-properties officeooo:rsid="00496d56"/>
    </style:style>
    <style:style style:name="T66" style:family="text">
      <style:text-properties officeooo:rsid="00519748"/>
    </style:style>
    <style:style style:name="T67" style:family="text">
      <style:text-properties officeooo:rsid="0053845b"/>
    </style:style>
    <style:style style:name="T68" style:family="text">
      <style:text-properties officeooo:rsid="005781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UNIVERSIDADE FEDERAL DE GOIÁS – UFG</text:p>
      <text:p text:style-name="P46">INSTITUTO DE INFORMÁTICA – INF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Arthur de Oliveira Barbosa Lacerda</text:p>
      <text:p text:style-name="P46">Murillo Rodrigues de Paula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5"/>
      <text:p text:style-name="P45"/>
      <text:p text:style-name="P45">Relatório do desenvolvimento do sistema de arquivos FAT16</text:p>
      <text:p text:style-name="P45"/>
      <text:p text:style-name="P45"/>
      <text:p text:style-name="P46"/>
      <text:p text:style-name="P46">Linguagens de Programação</text:p>
      <text:p text:style-name="P46">Prof. Dr. Bruno Oliveira Silvestre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Goiânia, 2017</text:p>
      <text:p text:style-name="P58">SUMÁRIO</text:p>
      <text:p text:style-name="P18">1. CONVENÇÕES DE CÓDIGO………………………………………………………………<text:tab/>2</text:p>
      <text:p text:style-name="P18">2. ESTRUTURAS E TIPOLOGIAS UTILIZADAS ………………………………………….<text:tab/>2</text:p>
      <text:p text:style-name="P19">3. FUNÇÃO sector_read ……………………………………………………………………..<text:tab/>3</text:p>
      <text:p text:style-name="P19">4. <text:span text:style-name="T65">IMPLEMENTAÇÃO FAT16 …</text:span>………………………………………………………………<text:tab/>3</text:p>
      <text:p text:style-name="P21">4.1 Funções utilizadas …………………………………………………………………………<text:tab/>3</text:p>
      <text:p text:style-name="P37">4.1.1 path_treatment …………………………………………………………………………...<text:tab/>3</text:p>
      <text:p text:style-name="P37">4.1.2 fat16_init …………………………………………………………………………………..<text:tab/>4</text:p>
      <text:p text:style-name="P37">4.1.3 find_root …………………………………………………………………………………..<text:tab/>4</text:p>
      <text:p text:style-name="P37">4.1.4 fat_entry_by_cluser ……………………………………………………………………...<text:tab/>5</text:p>
      <text:p text:style-name="P37">4.1.5 find_subdir ………………………………………………………………………………..<text:tab/>5</text:p>
      <text:p text:style-name="P22">4.2 Funcionamento ……………………………………………………………………………..<text:tab/>6</text:p>
      <text:p text:style-name="P20"><text:span text:style-name="T66">5</text:span>. <text:span text:style-name="T66">FUSE ……………………….…</text:span>………………………………………………………………<text:tab/><text:span text:style-name="T66">6</text:span></text:p>
      <text:p text:style-name="P57">1. CONVENÇÕES DO CÓDIGO</text:p>
      <text:p text:style-name="P11"/>
      <text:list xml:id="list2711607910" text:style-name="L1">
        <text:list-item>
          <text:p text:style-name="P59">Todas as variáveis utilizadas foram nomeadas na língua inglesa <text:span text:style-name="T68">a fim de manter uniformidade com a especificação da FAT16.</text:span></text:p>
        </text:list-item>
        <text:list-item>
          <text:p text:style-name="P59">Todo<text:span text:style-name="T68">s</text:span> o<text:span text:style-name="T68">s</text:span> comentário<text:span text:style-name="T68">s</text:span> do código também est<text:span text:style-name="T68">ão</text:span> na língua inglesa <text:span text:style-name="T68">a fim de manter uniformidade com a especificação da FAT16.</text:span></text:p>
          <text:list>
            <text:list-item>
              <text:p text:style-name="P61">Padrão de comentário de funções:</text:p>
            </text:list-item>
          </text:list>
        </text:list-item>
      </text:list>
      <text:p text:style-name="P55"><text:tab/><text:tab/>/**</text:p>
      <text:p text:style-name="P55"><text:tab/><text:tab/>* Description: This is the function description</text:p>
      <text:p text:style-name="P55"><text:tab/><text:tab/>* =============================================</text:p>
      <text:p text:style-name="P55"><text:tab/><text:tab/>* Return</text:p>
      <text:p text:style-name="P55"><text:tab/><text:tab/>* @returnname: What the return means.</text:p>
      <text:p text:style-name="P55"><text:tab/><text:tab/>* =============================================</text:p>
      <text:p text:style-name="P55"><text:tab/><text:tab/>* Parameters</text:p>
      <text:p text:style-name="P55"><text:tab/><text:tab/>* @param1name: What parameter 1 mean.</text:p>
      <text:p text:style-name="P55"><text:tab/><text:tab/>* @param2name: What parameter 2 mean.</text:p>
      <text:p text:style-name="P55"><text:tab/><text:tab/>*/</text:p>
      <text:list xml:id="list170313660128781" text:continue-numbering="true" text:style-name="L1">
        <text:list-item>
          <text:list>
            <text:list-item>
              <text:p text:style-name="P60">Padrão de comentário <text:span text:style-name="T67">dentro das funções</text:span>: </text:p>
              <text:list>
                <text:list-header>
                  <text:p text:style-name="P69">/* This is a comment */</text:p>
                </text:list-header>
              </text:list>
            </text:list-item>
          </text:list>
        </text:list-item>
        <text:list-item>
          <text:p text:style-name="P59">Tamanho 2 de tabulação.</text:p>
        </text:list-item>
        <text:list-item>
          <text:p text:style-name="P62">Toda função possui sua descrição logo acima de sua declaração.</text:p>
        </text:list-item>
      </text:list>
      <text:p text:style-name="P23"/>
      <text:p text:style-name="P6"><text:span text:style-name="T13">2. ESTRUTURAS </text:span><text:span text:style-name="T14">E TIPOLOGIAS UTILIZADAS </text:span><text:span text:style-name="T32">NO VOLUME FAT16</text:span></text:p>
      <text:p text:style-name="P6"><text:span text:style-name="T32"/></text:p>
      <text:list xml:id="list3513511026" text:style-name="L8">
        <text:list-item>
          <text:p text:style-name="P80"><text:span text:style-name="T13">Por questão de compatibilidade e uniformidade com a FAT16, todas os tipos são unsigned por padrão.</text:span></text:p>
        </text:list-item>
        <text:list-item>
          <text:p text:style-name="P80"><text:span text:style-name="T13">O tipo BYTE é definido como uma quantidade de 8 bits sem sinal.</text:span></text:p>
        </text:list-item>
        <text:list-item>
          <text:p text:style-name="P80"><text:span text:style-name="T13">O tipo WORD é definido como uma quantidade de 16 bits sem sinal.</text:span></text:p>
        </text:list-item>
        <text:list-item>
          <text:p text:style-name="P80"><text:span text:style-name="T13">O tipo DWORD é definido como uma quantidade de 32 bits sem sinal.</text:span></text:p>
        </text:list-item>
      </text:list>
      <text:p text:style-name="P12"/>
      <text:p text:style-name="P54">typedef uint8_t BYTE;</text:p>
      <text:p text:style-name="P54">typedef uint16_t WORD;</text:p>
      <text:p text:style-name="P54">typedef uint32_t DWORD;</text:p>
      <text:p text:style-name="P54"/>
      <text:p text:style-name="P54">typedef struct {</text:p>
      <text:p text:style-name="P54"><text:s text:c="2"/>BYTE BS_jmpBoot[3];</text:p>
      <text:p text:style-name="P54"><text:s text:c="2"/>BYTE BS_OEMName[8];</text:p>
      <text:p text:style-name="P54"><text:s text:c="2"/>WORD BPB_BytsPerSec;</text:p>
      <text:p text:style-name="P54"><text:s text:c="2"/>BYTE BPB_SecPerClus;</text:p>
      <text:p text:style-name="P54"><text:s text:c="2"/>WORD BPB_RsvdSecCnt;</text:p>
      <text:p text:style-name="P54"><text:s text:c="2"/>BYTE BPB_NumFATS;</text:p>
      <text:p text:style-name="P54"><text:s text:c="2"/>WORD BPB_RootEntCnt;</text:p>
      <text:p text:style-name="P54"><text:s text:c="2"/>WORD BPB_TotSec16;</text:p>
      <text:p text:style-name="P54"><text:s text:c="2"/>BYTE BPB_Media;</text:p>
      <text:p text:style-name="P54"><text:s text:c="2"/>WORD BPB_FATSz16;</text:p>
      <text:p text:style-name="P54"><text:s text:c="2"/>WORD BPB_SecPerTrk;</text:p>
      <text:p text:style-name="P54"><text:s text:c="2"/>WORD BPB_NumHeads;</text:p>
      <text:p text:style-name="P54"><text:s text:c="2"/>DWORD BPB_HiddSec;</text:p>
      <text:p text:style-name="P54"><text:s text:c="2"/>DWORD BPB_TotSec32;</text:p>
      <text:p text:style-name="P54"><text:s text:c="2"/>BYTE BS_DrvNum;</text:p>
      <text:p text:style-name="P54"><text:s text:c="2"/>BYTE BS_Reserved1;</text:p>
      <text:p text:style-name="P54"><text:s text:c="2"/>BYTE BS_BootSig;</text:p>
      <text:p text:style-name="P54"><text:s text:c="2"/>DWORD BS_VollID;</text:p>
      <text:p text:style-name="P54"><text:soft-page-break/><text:s text:c="2"/>BYTE BS_VollLab[11];</text:p>
      <text:p text:style-name="P54"><text:s text:c="2"/>BYTE BS_FilSysType[8];</text:p>
      <text:p text:style-name="P54"><text:s text:c="2"/>BYTE Reserved[448];</text:p>
      <text:p text:style-name="P54"><text:s text:c="2"/>WORD Signature_word;</text:p>
      <text:p text:style-name="P54">} __attribute__ ((packed)) BPB_BS;</text:p>
      <text:p text:style-name="P54"/>
      <text:p text:style-name="P54">typedef struct {</text:p>
      <text:p text:style-name="P54"><text:s text:c="2"/>BYTE DIR_Name[11];</text:p>
      <text:p text:style-name="P54"><text:s text:c="2"/>BYTE DIR_Attr;</text:p>
      <text:p text:style-name="P54"><text:s text:c="2"/>BYTE DIR_NTRes;</text:p>
      <text:p text:style-name="P54"><text:s text:c="2"/>BYTE DIR_CrtTimeTenth;</text:p>
      <text:p text:style-name="P54"><text:s text:c="2"/>WORD DIR_CrtTime;</text:p>
      <text:p text:style-name="P54"><text:s text:c="2"/>WORD DIR_CrtDate;</text:p>
      <text:p text:style-name="P54"><text:s text:c="2"/>WORD DIR_LstAccDate;</text:p>
      <text:p text:style-name="P54"><text:s text:c="2"/>WORD DIR_FstClusHI;</text:p>
      <text:p text:style-name="P54"><text:s text:c="2"/>WORD DIR_WrtTime;</text:p>
      <text:p text:style-name="P54"><text:s text:c="2"/>WORD DIR_WrtDate;</text:p>
      <text:p text:style-name="P54"><text:s text:c="2"/>WORD DIR_FstClusLO;</text:p>
      <text:p text:style-name="P54"><text:s text:c="2"/>DWORD DIR_FileSize;</text:p>
      <text:p text:style-name="P54">} __attribute__ ((packed)) DIR_ENTRY;</text:p>
      <text:p text:style-name="P54"/>
      <text:p text:style-name="P54">typedef struct {</text:p>
      <text:p text:style-name="P54"><text:s text:c="2"/>DWORD FirstRootDirSecNum;</text:p>
      <text:p text:style-name="P54"><text:s text:c="2"/>DWORD FirstDataSector;</text:p>
      <text:p text:style-name="P54"><text:s text:c="2"/>BYTE *Fat;</text:p>
      <text:p text:style-name="P54"><text:s text:c="2"/>BPB_BS Bpb;</text:p>
      <text:p text:style-name="P54">} VOLUME;</text:p>
      <text:p text:style-name="P12"/>
      <text:p text:style-name="P12"/>
      <text:p text:style-name="P14">3. FUNÇÃO sector_read</text:p>
      <text:p text:style-name="P24"/>
      <text:p text:style-name="P1"><text:span text:style-name="T13"><text:tab/>A função </text:span><text:span text:style-name="T35">sector_read</text:span><text:span text:style-name="T13"> </text:span><text:span text:style-name="T32">a</text:span><text:span text:style-name="T13"> ser implementada </text:span><text:span text:style-name="T17">em </text:span><text:span text:style-name="T38">sector.c</text:span><text:span text:style-name="T13"> simplemente deveria acessar o posicionamento da </text:span><text:span text:style-name="T17">FAT16 </text:span><text:span text:style-name="T13">referente ao parâmetro secnum (número do set</text:span><text:span text:style-name="T16">or) e efetuar a leitura.</text:span></text:p>
      <text:p text:style-name="P1"><text:span text:style-name="T16"><text:tab/>Para isso foi necessário apenas utilizar a função </text:span><text:span text:style-name="T36">fseek</text:span><text:span text:style-name="T45"> </text:span><text:span text:style-name="T46">de tal forma que o descritor, </text:span><text:span text:style-name="T54">a</text:span><text:span text:style-name="T46"> partir do SEEK_SET (Ponto inicial da FAT16), desse um salto de 512 * secnum, e logo após a leitura dos próximos 512 bytes seria efetuada e armazenada no buffer.</text:span></text:p>
      <text:p text:style-name="P1"><text:span text:style-name="T46"><text:tab/>Segue abaixo a implementação de </text:span><text:span text:style-name="T37">sector_read</text:span><text:span text:style-name="T46">:</text:span></text:p>
      <text:p text:style-name="P39"/>
      <text:p text:style-name="P56">void sector_read(FILE *fd, unsigned int secnum, void *buffer)</text:p>
      <text:p text:style-name="P56">{</text:p>
      <text:p text:style-name="P56"><text:s text:c="2"/>fseek(fd, BYTES_PER_SECTOR * secnum, SEEK_SET);</text:p>
      <text:p text:style-name="P56"><text:s text:c="2"/>fread(buffer, BYTES_PER_SECTOR, 1, fd);</text:p>
      <text:p text:style-name="P56">}</text:p>
      <text:p text:style-name="P12"/>
      <text:p text:style-name="P12"/>
      <text:p text:style-name="P6"><text:span text:style-name="T15">4</text:span><text:span text:style-name="T13">. </text:span><text:span text:style-name="T26">IMPLEMENTAÇÃO FAT16</text:span></text:p>
      <text:p text:style-name="P12"/>
      <text:p text:style-name="P23"><text:tab/>Primeiramente escrevemos o código run_fat16.c afim de entender e efetuar o funcionamento da FAT16.</text:p>
      <text:p text:style-name="P81"><text:span text:style-name="T13"><text:tab/></text:span><text:span text:style-name="T18">O programa recebe como parâmetro a imagem da FAT16 e o caminho </text:span><text:span text:style-name="T33">a</text:span><text:span text:style-name="T18"> ser percorrido, e é apresentado na saída se o caminho foi ou não percorrido com sucesso na imagem.</text:span></text:p>
      <text:p text:style-name="P12"><text:soft-page-break/></text:p>
      <text:p text:style-name="P6"><text:span text:style-name="T15">4</text:span><text:span text:style-name="T13">.1. Funções utilizadas</text:span></text:p>
      <text:p text:style-name="P13"><text:tab/></text:p>
      <text:p text:style-name="P7"><text:span text:style-name="T19">4.</text:span><text:span text:style-name="T13">1.1 </text:span><text:span text:style-name="T35">path_treatment</text:span></text:p>
      <text:p text:style-name="P40"/>
      <text:p text:style-name="P41">retorno:</text:p>
      <text:p text:style-name="P2"><text:span text:style-name="T44"><text:tab/></text:span><text:span text:style-name="T47">char** format_path: V</text:span><text:span text:style-name="T44">etor de strings com cada </text:span><text:span text:style-name="T47">string referente à um arquivo do caminho em uma posição, </text:span><text:span text:style-name="T48">na devida formatação da FAT16</text:span><text:span text:style-name="T47">.</text:span></text:p>
      <text:p text:style-name="P42"/>
      <text:p text:style-name="P42">parâmetros:</text:p>
      <text:list xml:id="list371479312" text:style-name="L2">
        <text:list-item>
          <text:p text:style-name="P71"><text:span text:style-name="T58">char* path_entry: </text:span><text:span text:style-name="T57">String dada de entrada ao programa </text:span><text:span text:style-name="T59">com o caminho de diretórios</text:span><text:span text:style-name="T57">.</text:span></text:p>
        </text:list-item>
        <text:list-item>
          <text:p text:style-name="P64">int* pathsz: Variável que armazenará a quantidade de arquivos presentes no caminho.</text:p>
        </text:list-item>
      </text:list>
      <text:p text:style-name="P43"/>
      <text:p text:style-name="P43">Descrição:</text:p>
      <text:p text:style-name="P53"><text:span text:style-name="T57"><text:tab/></text:span><text:span text:style-name="T62">A função trata a string dada de entrada adaptando para o formato FAT16.</text:span></text:p>
      <text:p text:style-name="P53"><text:span text:style-name="T57"><text:tab/>O caminho dado de entrada </text:span><text:span text:style-name="T60">(path_entry)</text:span><text:span text:style-name="T57"> é dividido em </text:span><text:span text:style-name="T60">um vetor de strings (path) que eram anteriormente</text:span><text:span text:style-name="T57"> delimitadas pelo token “/”, a função </text:span><text:span text:style-name="T43">strtok</text:span><text:span text:style-name="T57"> da biblioteca </text:span><text:span text:style-name="T43">string.h</text:span><text:span text:style-name="T57"> é utilizada para este fim.</text:span></text:p>
      <text:p text:style-name="P53"><text:span text:style-name="T57"><text:tab/>Após esse procedimento, é criado um vetor de strings (format_path), cada um</text:span><text:span text:style-name="T60">a</text:span><text:span text:style-name="T57"> com tamanho 11, que armazenará o nome de cada arquivo no formato da FAT16.</text:span></text:p>
      <text:p text:style-name="P53"><text:span text:style-name="T57"><text:tab/></text:span><text:span text:style-name="T60">O tratamento das strings então é realizada, de form</text:span><text:span text:style-name="T61">a</text:span><text:span text:style-name="T60"> que </text:span><text:span text:style-name="T61">a informação passada de path seja transferida para format_path com as devidas alterações, sendo estas que</text:span><text:span text:style-name="T60"> aceite apenas os caracteres aceitos pela especificação, </text:span><text:span text:style-name="T61">troque caracteres em caixa baixa por caixa alta</text:span><text:span text:style-name="T60">, que os 8 primeiros espaços das string sejam referentes ao nome do arquivo e os três últimos à extensão </text:span><text:span text:style-name="T61">e qualquer espaço inutilizado é preenchido com o caracter de espaço “ “</text:span><text:span text:style-name="T60">, também é tratado o caso em que os arquivos possam ser “.” ou “..”. </text:span></text:p>
      <text:p text:style-name="P13"/>
      <text:p text:style-name="P49"><text:span text:style-name="T55">4.1.</text:span><text:span text:style-name="T56">2</text:span><text:span text:style-name="T55"> </text:span><text:span text:style-name="T14">fat16_init</text:span></text:p>
      <text:p text:style-name="P38"/>
      <text:p text:style-name="P25">retorno:</text:p>
      <text:p text:style-name="P47"><text:span text:style-name="T2"><text:tab/>VOLUME* </text:span><text:span text:style-name="T11">Vol: </text:span><text:span text:style-name="T2">Estrutura </text:span><text:span text:style-name="T12">com dados essenciais</text:span><text:span text:style-name="T2"> da FAT16</text:span></text:p>
      <text:p text:style-name="P26"/>
      <text:p text:style-name="P27">parâmetros: </text:p>
      <text:list xml:id="list387045378" text:style-name="L3">
        <text:list-item>
          <text:p text:style-name="P72"><text:span text:style-name="T2">FILE* fd: </text:span><text:span text:style-name="T3">D</text:span><text:span text:style-name="T2">escritor de arquivo. </text:span></text:p>
        </text:list-item>
      </text:list>
      <text:p text:style-name="P26"/>
      <text:p text:style-name="P50"><text:span text:style-name="T2">d</text:span><text:span text:style-name="T1">escrição:</text:span></text:p>
      <text:p text:style-name="P50"><text:span text:style-name="T1"><text:tab/></text:span><text:span text:style-name="T4">A leitura do primeiro setor é efetuada, que é referente ao setor BPB, e o grava </text:span><text:span text:style-name="T5">no volume </text:span><text:span text:style-name="T6">(</text:span><text:span text:style-name="T5">Vol-&gt;Bpb</text:span><text:span text:style-name="T6">)</text:span><text:span text:style-name="T4">.</text:span></text:p>
      <text:p text:style-name="P51"><text:span text:style-name="T4"><text:tab/></text:span><text:span text:style-name="T7">A posição do primeiro setor do diretório raiz </text:span><text:span text:style-name="T8">(Vol-&gt;FirstRootDirSecNum)</text:span><text:span text:style-name="T7"> é calculado, tal calculo é feito baseado no salto da área reservada (BPB_RsvdSecCnt), acrescido do tamanho de uma FAT (BPB_FATSz16) multiplicado pela quantidade de FATs (BPB_NumFATS).</text:span></text:p>
      <text:p text:style-name="P52"><text:span text:style-name="T7"><text:tab/></text:span><text:span text:style-name="T8">O número de setores do diretório raiz então é calculado baseado na quantidade de entradas do diretório raiz. Com esse valor em memória, calcula-se então </text:span><text:span text:style-name="T9">a posição do primeiro setor da região de dados (Vol-</text:span><text:span text:style-name="T10">&gt;</text:span><text:span text:style-name="T9">FirstDataSector), </text:span><text:span text:style-name="T10">que é dada pelo primeiro setor do diretório raiz acrescido do número de setores do diretório raiz</text:span><text:span text:style-name="T9">.</text:span></text:p>
      <text:p text:style-name="P28"/>
      <text:p text:style-name="P8"><text:span text:style-name="T18">4.</text:span><text:span text:style-name="T13">1.3 find_root</text:span></text:p>
      <text:p text:style-name="P15"/>
      <text:p text:style-name="P29">retorno:</text:p>
      <text:p text:style-name="P29"><text:tab/>void</text:p>
      <text:p text:style-name="P29"><text:soft-page-break/></text:p>
      <text:p text:style-name="P29">parâmetros:</text:p>
      <text:list xml:id="list827840549" text:style-name="L4">
        <text:list-item>
          <text:p text:style-name="P73"><text:span text:style-name="T13">FILE* fd: </text:span><text:span text:style-name="T22">Descritor do arquivo.</text:span></text:p>
        </text:list-item>
        <text:list-item>
          <text:p text:style-name="P74"><text:span text:style-name="T13">VOLUME Vol: </text:span><text:span text:style-name="T14">Estrutura </text:span><text:span text:style-name="T22">com dados essenciais</text:span><text:span text:style-name="T14"> da FAT16.</text:span></text:p>
        </text:list-item>
        <text:list-item>
          <text:p text:style-name="P73"><text:span text:style-name="T13">DIR_ENTRY </text:span><text:span text:style-name="T22">Root</text:span><text:span text:style-name="T13">: </text:span><text:span text:style-name="T22">Variável que armazenará entradas de diretório situadas no diretório raiz.</text:span></text:p>
        </text:list-item>
        <text:list-item>
          <text:p text:style-name="P73"><text:span text:style-name="T13">char **path</text:span><text:span text:style-name="T22">: Vetor de arquivos do caminho à ser percorrido.</text:span></text:p>
        </text:list-item>
        <text:list-item>
          <text:p text:style-name="P73"><text:span text:style-name="T13">int pathdepth: </text:span><text:span text:style-name="T22">Profundidade (ou índice) do caminho.</text:span></text:p>
        </text:list-item>
        <text:list-item>
          <text:p text:style-name="P73"><text:span text:style-name="T13">int pathsize: </text:span><text:span text:style-name="T22">Tamanho total do caminho.</text:span></text:p>
        </text:list-item>
      </text:list>
      <text:p text:style-name="P32"/>
      <text:p text:style-name="P33">descrição:</text:p>
      <text:p text:style-name="P3"><text:span text:style-name="T13"><text:tab/>A função percorre as entradas de diretório </text:span><text:span text:style-name="T28">raiz</text:span><text:span text:style-name="T13"> buscando o arquivo da atual profundidade do caminho.</text:span></text:p>
      <text:p text:style-name="P3"><text:span text:style-name="T13"><text:tab/></text:span><text:span text:style-name="T27">Com a função </text:span><text:span text:style-name="T39">sector_read</text:span><text:span text:style-name="T49">, lê-se todas às entradas de diretórios da root, até que encontre o arquivo especificado ou até que chegue em seu fim.</text:span></text:p>
      <text:p text:style-name="P3"><text:span text:style-name="T49"><text:tab/>A comparação </text:span><text:span text:style-name="T50">de string </text:span><text:span text:style-name="T49">é feita caracter por caracter entre o path e Root.DIR_Name.</text:span></text:p>
      <text:p text:style-name="P3"><text:span text:style-name="T49"><text:tab/>Se o arquivo for encontrado e for o último do caminho, então ele é apresentado, se for encontrado e não for o último, então a função </text:span><text:span text:style-name="T39">find_subdir</text:span><text:span text:style-name="T49"> é chamada incrementando a profundidade do caminho.</text:span></text:p>
      <text:p text:style-name="P67"/>
      <text:p text:style-name="P15">4.1.4 fat_entry_by_cluster</text:p>
      <text:p text:style-name="P15"/>
      <text:p text:style-name="P30">retorno:</text:p>
      <text:p text:style-name="P30"><text:tab/>void</text:p>
      <text:p text:style-name="P30"/>
      <text:p text:style-name="P30">parâmetros:</text:p>
      <text:list xml:id="list3681115723" text:style-name="L5">
        <text:list-item>
          <text:p text:style-name="P76"><text:span text:style-name="T13">FILE* fd: </text:span><text:span text:style-name="T22">Descritor do arquivo.</text:span></text:p>
        </text:list-item>
        <text:list-item>
          <text:p text:style-name="P76"><text:span text:style-name="T13">VOLUME* Vol</text:span><text:span text:style-name="T21">: </text:span><text:span text:style-name="T14">Estrutura </text:span><text:span text:style-name="T22">com dados essenciais</text:span><text:span text:style-name="T14"> da FAT16.</text:span></text:p>
        </text:list-item>
        <text:list-item>
          <text:p text:style-name="P77"><text:span text:style-name="T13">DIR_ENTRY Dir</text:span><text:span text:style-name="T22">: </text:span><text:span text:style-name="T25">Diretório à entrada de FAT ser encontrada.</text:span></text:p>
        </text:list-item>
        <text:list-item>
          <text:p text:style-name="P77"><text:span text:style-name="T13">WORD ClusterN: </text:span><text:span text:style-name="T25">Cluster em que será usado como base para obter a </text:span><text:span text:style-name="T30">entrada da </text:span><text:span text:style-name="T25">FAT.</text:span></text:p>
        </text:list-item>
      </text:list>
      <text:p text:style-name="P35"/>
      <text:p text:style-name="P36">Descrição:</text:p>
      <text:p text:style-name="P36"><text:tab/>Dado um cluster N, <text:tab/>é determinada a entrada da FAT.</text:p>
      <text:p text:style-name="P36"><text:tab/>Primeiramente define-se o FATOffset da FAT como ClusterN*2, já que uma entrada da fat tem 2 bytes (16bits).</text:p>
      <text:p text:style-name="P36"><text:tab/>Calcula-se então o número de setor da FAT em que a leitura deve ser realizada, saltando a área reservada acrescida do número de setores que o offset da fat passa (FATOFFSET / Vol-&gt;Bpb.BPB_BytsPerSec).</text:p>
      <text:p text:style-name="P36"><text:tab/>Calcula-se então o offset de entrada, de acordo com o resto da divisão do FATOffset com <text:s/>Vol-&gt;Bpb.BPB_BytsPerSec.</text:p>
      <text:p text:style-name="P36"><text:tab/>Lê-se o setor correspondente à ao numero do setor calculado e retorna o valor encontrado no offset de entrada.</text:p>
      <text:p text:style-name="P15"/>
      <text:p text:style-name="P8"><text:span text:style-name="T13">4.1.5 </text:span><text:span text:style-name="T20">find_subdir</text:span></text:p>
      <text:p text:style-name="P16"/>
      <text:p text:style-name="P31">retorno:</text:p>
      <text:p text:style-name="P31"><text:tab/>void</text:p>
      <text:p text:style-name="P31"/>
      <text:p text:style-name="P31">parâmetros:</text:p>
      <text:list xml:id="list4268076626" text:style-name="L6">
        <text:list-item>
          <text:p text:style-name="P75"><text:span text:style-name="T13">FILE* fd</text:span><text:span text:style-name="T24">: </text:span><text:span text:style-name="T22">Descritor do arquivo.</text:span></text:p>
        </text:list-item>
        <text:list-item>
          <text:p text:style-name="P75"><text:soft-page-break/><text:span text:style-name="T13">VOLUME Vol: </text:span><text:span text:style-name="T14">Estrutura </text:span><text:span text:style-name="T22">com dados essenciais</text:span><text:span text:style-name="T14"> da FAT16.</text:span></text:p>
        </text:list-item>
        <text:list-item>
          <text:p text:style-name="P75"><text:span text:style-name="T13">DIR_ENTRY Dir </text:span><text:span text:style-name="T22">Variável que armazenará entradas de diretório situadas no </text:span><text:span text:style-name="T23">subdiretório</text:span><text:span text:style-name="T22">.</text:span></text:p>
        </text:list-item>
        <text:list-item>
          <text:p text:style-name="P63">char** path</text:p>
        </text:list-item>
        <text:list-item>
          <text:p text:style-name="P78"><text:span text:style-name="T13">int pathsize</text:span><text:span text:style-name="T22">: Vetor de arquivos do caminho à ser percorrido.</text:span></text:p>
        </text:list-item>
        <text:list-item>
          <text:p text:style-name="P78"><text:span text:style-name="T13">int pathdepth</text:span><text:span text:style-name="T21">: </text:span><text:span text:style-name="T22">Profundidade (ou índice) do caminho.</text:span></text:p>
        </text:list-item>
        <text:list-item>
          <text:p text:style-name="P79"><text:span text:style-name="T13">int currentdepth: </text:span><text:span text:style-name="T23">Profundidade atual do caminho em relação ao diretório raiz.</text:span></text:p>
        </text:list-item>
      </text:list>
      <text:p text:style-name="P16"/>
      <text:p text:style-name="P34">descrição:</text:p>
      <text:p text:style-name="P4"><text:span text:style-name="T13"><text:tab/>A função percorre as entradas d</text:span><text:span text:style-name="T29">o subdiretório</text:span><text:span text:style-name="T13"> buscando o arquivo da atual profundidade do caminho.</text:span></text:p>
      <text:p text:style-name="P4"><text:span text:style-name="T13"><text:tab/></text:span><text:span text:style-name="T29">Com a função </text:span><text:span text:style-name="T40">fat_entry_by_cluster</text:span><text:span text:style-name="T50"> determina-se a entrada da FAT para qual o subdiretório terá continuidade na busca. Caso o cluster seja o último então terá valor 0xFFFF.</text:span></text:p>
      <text:p text:style-name="P4"><text:span text:style-name="T13"><text:tab/></text:span><text:span text:style-name="T27">Com a função </text:span><text:span text:style-name="T39">sector_read</text:span><text:span text:style-name="T49">, lê-se todas às entradas d</text:span><text:span text:style-name="T50">o subdiretório</text:span><text:span text:style-name="T49">, até que encontre o arquivo especificado ou até que chegue </text:span><text:span text:style-name="T50">ao fim do cluster</text:span><text:span text:style-name="T49">.</text:span></text:p>
      <text:p text:style-name="P4"><text:span text:style-name="T49"><text:tab/></text:span><text:span text:style-name="T50">Se chegar ao fim do cluster, o valor do cluster atual passa a ser a entrada da FAT anterior, e então se recalcula a próxima entrada da FAT, reinicializando o processo e dando continuidade à leitura do subdiretório.</text:span></text:p>
      <text:p text:style-name="P4"><text:span text:style-name="T49"><text:tab/>A comparação </text:span><text:span text:style-name="T50">de string </text:span><text:span text:style-name="T49">é feita caracter por caracter entre o path e </text:span><text:span text:style-name="T50">Dir</text:span><text:span text:style-name="T49">.DIR_Name.</text:span></text:p>
      <text:p text:style-name="P4"><text:span text:style-name="T49"><text:tab/>Se o arquivo for encontrado e for o último do caminho, então ele é apresentado, se for encontrado e não for o último, então a função </text:span><text:span text:style-name="T39">find_subdir</text:span><text:span text:style-name="T49"> é chamada </text:span><text:span text:style-name="T51">recursivamente</text:span><text:span text:style-name="T49"> incrementando a profundidade do caminho, </text:span><text:span text:style-name="T51">além disso, se o arquivo da profundidade atual for “.”, a profundidade em relação ao diretório raiz não muda, e se for “..” a profundidade em relação ao diretório raiz diminui. Se chegar ao ponto de que a profundidade em relação ao diretório raiz chegar a zero, então em vez de chamar a função </text:span><text:span text:style-name="T41">find_subdir</text:span><text:span text:style-name="T51">, chamaremos </text:span><text:span text:style-name="T41">find_root</text:span><text:span text:style-name="T51"> para retornar ao diretório raiz e continuar a percorrer o caminho.</text:span><text:span text:style-name="T49">.</text:span></text:p>
      <text:p text:style-name="P16"/>
      <text:p text:style-name="P16"/>
      <text:p text:style-name="P9"><text:span text:style-name="T20">4.</text:span><text:span text:style-name="T13">2 </text:span><text:span text:style-name="T34">FUNCIONAMENTO</text:span></text:p>
      <text:p text:style-name="P17"/>
      <text:p text:style-name="P5"><text:span text:style-name="T13"><text:tab/></text:span><text:span text:style-name="T31">Na função main do programa desenvolvido, primeiramente abre-se a imagem passada como primeio parâmetro, e logo após, trata-se a string passada como segundo parâmetro com a função </text:span><text:span text:style-name="T42">path_treatment</text:span><text:span text:style-name="T52">, inicializa-se então o Volume com a função </text:span><text:span text:style-name="T42">fat16_init</text:span><text:span text:style-name="T52">, afim de armazenar o BPB e determinar os setores de início do diretório raiz e da área de dados, e então chama-se a função de busca </text:span><text:span text:style-name="T42">find_root</text:span><text:span text:style-name="T52"> que iniciará a busca pela primeira profundiade do caminho, que chamará </text:span><text:span text:style-name="T42">find_subdir</text:span><text:span text:style-name="T52"> ao encontrar o primeiro aquivo, e entrará em recursão até encontrar o último (ou voltará a </text:span><text:span text:style-name="T42">find_root</text:span><text:span text:style-name="T52"> caso a profundidade relativa ao diretório raiz seja zero. Ao encontrar o arquivo final do caminho, ele é mostrado na tela, se </text:span><text:span text:style-name="T53">o arquivo em alguma profundidade </text:span><text:span text:style-name="T52">não for encontrado ao varrer o subdiretório (ou diretório raiz) atual, então uma mensagem é mostrada na tela informando que não há tal arquivo.</text:span></text:p>
      <text:p text:style-name="P44"/>
      <text:p text:style-name="P44"/>
      <text:p text:style-name="P10"><text:span text:style-name="T52">5. </text:span><text:span text:style-name="T44">FUSE</text:span></text:p>
      <text:p text:style-name="P44"/>
      <text:p text:style-name="P44"/>
      <text:p text:style-name="P48"><text:span text:style-name="T63">X. </text:span><text:span text:style-name="T64">REFERÊNCI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21:57:57.151873219</meta:creation-date>
    <dc:date>2017-05-27T17:03:11.512435282</dc:date>
    <meta:editing-duration>PT4H10M36S</meta:editing-duration>
    <meta:editing-cycles>56</meta:editing-cycles>
    <meta:generator>LibreOffice/5.3.2.1$Linux_X86_64 LibreOffice_project/30m0$Build-1</meta:generator>
    <meta:document-statistic meta:table-count="0" meta:image-count="0" meta:object-count="0" meta:page-count="7" meta:paragraph-count="176" meta:word-count="1596" meta:character-count="10431" meta:non-whitespace-character-count="8899"/>
  </office:meta>
</office:document-meta>
</file>